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Questions:-</text:span></text:p>
      <text:p text:style-name="P1"><text:span text:style-name="T2">1.<text:tab/>Import both the .CSV files in Dbeaver under the database name Sky_Sports</text:span></text:p>
      <text:p text:style-name="P1"><text:span text:style-name="T2">2.<text:tab/>Write an sql query to show all the UNIQUE team names </text:span></text:p>
      <text:p text:style-name="P1"><text:span text:style-name="T2">3.<text:tab/>Write an SQL query to show name of team which has rank 1 from group 7 </text:span></text:p>
      <text:p text:style-name="P1"><text:span text:style-name="T2">4.<text:tab/>Write an sql query to show count of all teams </text:span></text:p>
      <text:p text:style-name="P1"><text:span text:style-name="T2">5.<text:tab/>Write an SQL query to show matches_played by each team</text:span></text:p>
      <text:p text:style-name="P1"><text:span text:style-name="T2">6.<text:tab/>Write an SQL query to show team, percent of wins with respect to matches_played by each team and name the resulting column as wins_percent</text:span></text:p>
      <text:p text:style-name="P1"><text:span text:style-name="T2">7.<text:tab/>Write an SQL query to show which team has maximum goals_scored and their count</text:span></text:p>
      <text:p text:style-name="P1"><text:span text:style-name="T2">8.<text:tab/> Write an SQL query to show percent of draws with respect to matches_played round of to 2 digits by each team</text:span></text:p>
      <text:p text:style-name="P1"><text:span text:style-name="T2">9.<text:tab/> Write an SQL query to show which team has minimum goals_scored and their count</text:span></text:p>
      <text:p text:style-name="P1"><text:span text:style-name="T2">10.<text:tab/> Write an SQL query to show percent of losses with respect to matches_played by each team in ascending order by losses and name the resulting column as losses_percent</text:span></text:p>
      <text:p text:style-name="P1"><text:span text:style-name="T2">11.<text:tab/>Write an SQL query to show the average goal_difference </text:span></text:p>
      <text:p text:style-name="P1"><text:span text:style-name="T2">12.<text:tab/> Write an SQL query to show name of the team where points are 0 </text:span></text:p>
      <text:p text:style-name="P1"><text:span text:style-name="T2">13.<text:tab/>Write a SQL query to show all data where expected_goal_scored is less than exp_goal_conceded</text:span></text:p>
      <text:p text:style-name="P1"><text:span text:style-name="T2">14.<text:tab/>Write an SQL query to show data where exp_goal_difference is in between -0.5 and 0.5</text:span></text:p>
      <text:p text:style-name="P1"><text:span text:style-name="T2">15.<text:tab/>Write an SQL query to show all data in ascending order by exp_goal_difference_per_90</text:span></text:p>
      <text:p text:style-name="P1"><text:span text:style-name="T2">16.<text:tab/>Write an SQL query to show team which has maximum number of players_used</text:span></text:p>
      <text:p text:style-name="P1"><text:span text:style-name="T2">17.<text:tab/>Write an SQL query to show each team name and avg_age in ascending order by avg_age</text:span></text:p>
      <text:p text:style-name="P1"><text:span text:style-name="T2">18.<text:tab/>Write an sql query to show average possession of teams </text:span></text:p>
      <text:p text:style-name="P1"><text:span text:style-name="T2">19.<text:tab/>Write a SQL query to show team which has played atleast 5 games</text:span></text:p>
      <text:p text:style-name="P1"><text:span text:style-name="T2">20.<text:tab/>Write an SQL query to show all data for which minutes is greater than 600</text:span></text:p>
      <text:p text:style-name="P1"><text:span text:style-name="T2">21.<text:tab/>Write an SQL query to show team, goals, assists in ascending order by goals</text:span></text:p>
      <text:p text:style-name="P1"><text:span text:style-name="T2">22.<text:tab/>Write an SQL query to show team, pens_made, pens_att in descending order by pens_made</text:span></text:p>
      <text:p text:style-name="P1"><text:span text:style-name="T2">23.<text:tab/>Write an SQL query to show team, cards_yellow, cards_red where cards_red is equal to 1 in ascending order by cards_yellow </text:span></text:p>
      <text:p text:style-name="P1"><text:span text:style-name="T2">24.<text:tab/>Write an SQL query to show team, goals_per90, assists_per90, goals_assists_per90 in descending order by goals_assists_per90 </text:span></text:p>
      <text:p text:style-name="P1"><text:span text:style-name="T2">25.<text:tab/>Write an SQL query to show team, goals_pens_per90, goals_assists_pens_per90 in ascending order by goals_assists_pens_per90 </text:span></text:p>
      <text:p text:style-name="P1"><text:span text:style-name="T2">26.<text:tab/>Write an SQL query to show team, shots, shots_on_target, shots_on_target_pct where shots_on_target_pct is less than 30 in ascending order by shots_on_target_pct </text:span></text:p>
      <text:p text:style-name="P1"><text:span text:style-name="T2">27.<text:tab/>Write an SQL query to show team, shots_per90, shots_on_target_per90 for team Belgium</text:span></text:p>
      <text:p text:style-name="P1"><text:span text:style-name="T2">28.<text:tab/> Write an SQL query to show team, goals_per_shot, goals_per_shot_on_target, average_shot_distance in descending order by average_shot_distance </text:span></text:p>
      <text:p text:style-name="P1"><text:span text:style-name="T2">29.<text:tab/>Write an SQL query to show team, errors, touches for which errors is 0 and touches is less than 1500 </text:span></text:p>
      <text:p text:style-name="P1"><text:span text:style-name="T2">30.<text:tab/>Write an SQL query to show team, fouls which has maximum number of fouls</text:span></text:p>
      <text:p text:style-name="P1"><text:span text:style-name="T2">31.<text:tab/>Write an SQL query to show team, offisdes which has offsides less than 10 or greater than 20</text:span></text:p>
      <text:p text:style-name="P1"><text:span text:style-name="T2">32.<text:tab/>Write an SQL query to show team, aerials_won, aerials_lost, aerials_won_pct in descending order by aerials_won_pct </text:span></text:p>
      <text:p text:style-name="P1"><text:span text:style-name="T2">33.<text:tab/>Write an SQL query to show number of teams each group has!</text:span></text:p>
      <text:p text:style-name="P1"><text:span text:style-name="T2">34.<text:tab/>Write a SQL query to show team names group 6 has</text:span></text:p>
      <text:p text:style-name="P1"><text:span text:style-name="T2">35.<text:tab/>Write an SQL query to show Australia belongs to which group </text:span></text:p>
      <text:p text:style-name="P1"><text:span text:style-name="T2">36.<text:tab/>Write an SQL query to show group, average wins by each group </text:span></text:p>
      <text:p text:style-name="P1"><text:span text:style-name="T2">37.<text:tab/>Write an SQL query to show group, maximum expected_goal_scored by each group in ascending order by expected_goal_scored</text:span></text:p>
      <text:p text:style-name="P1"><text:span text:style-name="T2">38.<text:tab/>Write an SQL query to show group, minimum exp_goal_conceded by each group in descending order by exp_goal_conceded </text:span></text:p>
      <text:p text:style-name="P1"><text:span text:style-name="T2">39.<text:tab/>Write an SQL query to show group, average exp_goal_difference_per_90 for each group in ascending order by exp_goal_difference_per_90 </text:span></text:p>
      <text:p text:style-name="P1"><text:span text:style-name="T2">40.<text:tab/>Write an SQL query to show which team has equal number of goals_scored and goals_against </text:span></text:p>
      <text:p text:style-name="P1"><text:span text:style-name="T2">41.<text:tab/>Write an SQL query to show which team has maximum players_used </text:span></text:p>
      <text:p text:style-name="P1"><text:span text:style-name="T2">42.<text:tab/>Write an SQL query to show team, players_used, avg_age, games, minutes where minutes lessthan 500 and greater than 200 </text:span></text:p>
      <text:p text:style-name="P1"><text:span text:style-name="T2">43.<text:tab/>Write an SQL query to show all data of group_stats in ascending order BY points</text:span></text:p>
      <text:p text:style-name="P1"><text:span text:style-name="T2">44.<text:tab/>Write an SQL query to show ALL UNIQUE team in ascending order by team</text:span></text:p>
      <text:p text:style-name="P1"><text:span text:style-name="T2">45.<text:tab/> Write an SQL query to show average avg_age of each group and arrange it in descending order by avg_age. </text:span></text:p>
      <text:p text:style-name="P1"><text:span text:style-name="T2">46.<text:tab/>Write an SQL query to show sum of fouls for each group and arrange it in ascending order by fouls.</text:span></text:p>
      <text:p text:style-name="P1"><text:span text:style-name="T2">47.<text:tab/>Write an SQL query to show total number of games for each group and arrange it in descending order by games. </text:span></text:p>
      <text:p text:style-name="P1"><text:span text:style-name="T2">48.<text:tab/>Write an SQL query to show total number of players_used for each group and arrange it in ascending order by players_used. </text:span></text:p>
      <text:p text:style-name="P1"><text:span text:style-name="T2">49.<text:tab/>Write an SQL query to show total number of offsides for each group and arrange it in ascending order by offsides.</text:span></text:p>
      <text:p text:style-name="P1"><text:span text:style-name="T2">50.<text:tab/>Write an SQL query to show average passes_pct for each group and arrange it in descending order by passes_pct.</text:span></text:p>
      <text:p text:style-name="P1"><text:span text:style-name="T2">51.<text:tab/>Write an SQL query to show average goals_per90 for each group and arrange it in ascending order by goals_per90.</text:span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